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{{table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5-04T18:52:10.541490559</dc:date>
    <meta:editing-duration>PT37M37S</meta:editing-duration>
    <meta:editing-cycles>4</meta:editing-cycles>
    <meta:generator>LibreOffice/24.2.7.2$Linux_X86_64 LibreOffice_project/420$Build-2</meta:generator>
    <meta:keyword>tables</meta:keyword>
    <meta:keyword>cells rows</meta:keyword>
    <meta:keyword>predefined styles</meta:keyword>
    <dc:coverage>This script loads an ODT template, generates a table with styled headers and cells, fills it with some sample content (including check marks and pending tasks), and saves the output to a new ODT file.</dc:coverage>
    <dc:publisher>Walter Dietz</dc:publisher>
    <dc:rights>MIT</dc:rights>
    <dc:source>https://github.com/WaltDietzney/odt-template-engine</dc:source>
    <dc:subject>Create and Style a Simple Table in an ODT Template</dc:subject>
    <dc:title>Sample 15: Create and Style a Simple Table in an ODT Template</dc:title>
    <meta:document-statistic meta:table-count="0" meta:image-count="0" meta:object-count="0" meta:page-count="1" meta:paragraph-count="1" meta:word-count="1" meta:character-count="14" meta:non-whitespace-character-count="14"/>
  </office:meta>
</office:document-meta>
</file>